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839" officeooo:paragraph-rsid="001fc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3:35:17.404878353</meta:creation-date>
    <dc:date>2021-09-23T13:35:28.690349701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6.2$Linux_X86_64 LibreOffice_project/40$Build-2</meta:generator>
  </office:meta>
</office:document-meta>
</file>